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3" table:default-cell-style-name="ce1"/>
        <table:table-column table:style-name="co2" table:number-columns-repeated="16321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2">
            <text:p>gender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declension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est</text:p>
          </table:table-cell>
          <table:table-cell office:value-type="string" table:style-name="ce5">
            <text:p>test</text:p>
          </table:table-cell>
          <table:table-cell office:value-type="string" table:style-name="ce5">
            <text:p>M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est</text:p>
          </table:table-cell>
          <table:table-cell office:value-type="string" table:style-name="ce5">
            <text:p>test</text:p>
          </table:table-cell>
          <table:table-cell office:value-type="string" table:style-name="ce8">
            <text:p>F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non vu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est</text:p>
          </table:table-cell>
          <table:table-cell office:value-type="string" table:style-name="ce5">
            <text:p>test</text:p>
          </table:table-cell>
          <table:table-cell office:value-type="string" table:style-name="ce5">
            <text:p>N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non vu</text:p>
          </table:table-cell>
          <table:table-cell table:number-columns-repeated="16379"/>
        </table:table-row>
        <table:table-row table:number-rows-repeated="4" table:style-name="ro2">
          <table:table-cell table:number-columns-repeated="3" table:style-name="ce8"/>
          <table:table-cell table:style-name="ce6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 table:style-name="ce1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 table:style-name="ce1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 table:style-name="ce1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style-name="ce4"/>
          <table:table-cell table:number-columns-repeated="16378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 table:style-name="ce1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 table:style-name="ce1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 table:style-name="ce1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 table:style-name="ce1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 table:style-name="ce1"/>
        </table:table-row>
        <table:table-row table:number-rows-repeated="2"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 table:style-name="ce1"/>
        </table:table-row>
        <table:table-row table:number-rows-repeated="5"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 table:style-name="ce1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3"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3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3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3"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3"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4"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14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5"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3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5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2"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3" table:style-name="ro2">
          <table:table-cell table:style-name="ce8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4"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9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10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style-name="ro2">
          <table:table-cell table:style-name="ce8"/>
          <table:table-cell table:number-columns-repeated="2" table:style-name="ce4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5"/>
          <table:table-cell table:number-columns-repeated="2" table:style-name="ce4"/>
          <table:table-cell table:style-name="ce11"/>
          <table:table-cell table:style-name="ce7"/>
          <table:table-cell table:number-columns-repeated="16379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2-28T14:01:39Z</dc:date>
    <meta:editing-cycles>9</meta:editing-cycles>
    <meta:editing-duration>PT0S</meta:editing-duration>
  </office:meta>
</office:document-meta>
</file>